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4.182cm" svg:height="0.883cm" svg:x="2.573cm" svg:y="4.588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2.573cm" svg:y="5.47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573cm" svg:y="6.35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5.413cm" svg:y="21.414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5.413cm" svg:y="22.2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5.413cm" svg:y="23.18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3.482cm" svg:y="8.798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9.68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0.56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2.518cm" svg:y="16.914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7.7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518cm" svg:y="18.6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2.518cm" svg:y="12.833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3.71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4.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2.536cm" svg:y="4.5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36cm" svg:y="5.3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536cm" svg:y="6.2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3.482cm" svg:y="12.814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3.6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4.5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2.4cm" svg:y="16.9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7.7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8.6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2.391cm" svg:y="21.45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22.334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23.21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10.036cm" svg:y="21.406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22.289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23.17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10.073cm" svg:y="25.11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073cm" svg:y="25.99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73cm" svg:y="26.87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6.755cm" svg:y1="5.913cm" svg:x2="12.536cm" svg:y2="5.825cm" draw:start-shape="id1" draw:start-glue-point="1" draw:end-shape="id2" draw:end-glue-point="3" svg:d="M6755 5913l5781-88" svg:viewBox="0 0 5782 89">
          <text:p/>
        </draw:connector>
        <draw:connector draw:style-name="gr3" draw:text-style-name="P3" draw:layer="layout" draw:type="line" svg:x1="14.627cm" svg:y1="7.15cm" svg:x2="7.664cm" svg:y2="10.122cm" draw:start-shape="id2" draw:start-glue-point="2" draw:end-shape="id3" draw:end-glue-point="1" svg:d="M14627 7150l-6963 2972" svg:viewBox="0 0 6964 2973">
          <text:p/>
        </draw:connector>
        <draw:connector draw:style-name="gr3" draw:text-style-name="P3" draw:layer="layout" draw:type="line" svg:x1="14.627cm" svg:y1="7.15cm" svg:x2="14.609cm" svg:y2="12.833cm" draw:start-shape="id2" draw:start-glue-point="2" draw:end-shape="id4" draw:end-glue-point="0" svg:d="M14627 7150l-18 5683" svg:viewBox="0 0 19 5684">
          <text:p/>
        </draw:connector>
        <draw:connector draw:style-name="gr3" draw:text-style-name="P3" draw:layer="layout" draw:type="line" svg:x1="5.573cm" svg:y1="11.447cm" svg:x2="5.573cm" svg:y2="12.814cm" draw:start-shape="id3" draw:start-glue-point="2" draw:end-shape="id5" draw:end-glue-point="0" svg:d="M5573 11447v1367" svg:viewBox="0 0 1 1368">
          <text:p/>
        </draw:connector>
        <draw:connector draw:style-name="gr3" draw:text-style-name="P3" draw:layer="layout" svg:x1="3.482cm" svg:y1="10.122cm" svg:x2="2.4cm" svg:y2="18.224cm" draw:start-shape="id3" draw:start-glue-point="3" draw:end-shape="id6" draw:end-glue-point="3" svg:d="M3482 10122h-1583v8102h501" svg:viewBox="0 0 1584 8103">
          <text:p/>
        </draw:connector>
        <draw:connector draw:style-name="gr3" draw:text-style-name="P3" draw:layer="layout" draw:type="line" svg:x1="4.491cm" svg:y1="19.549cm" svg:x2="4.482cm" svg:y2="21.45cm" draw:start-shape="id6" draw:start-glue-point="2" draw:end-shape="id7" draw:end-glue-point="0" svg:d="M4491 19549l-9 1901" svg:viewBox="0 0 10 1902">
          <text:p/>
        </draw:connector>
        <draw:connector draw:style-name="gr4" draw:text-style-name="P5" draw:layer="layout" draw:type="line" svg:x1="7.664cm" svg:y1="14.138cm" svg:x2="12.518cm" svg:y2="14.158cm" draw:start-shape="id5" draw:start-glue-point="1" draw:end-shape="id4" draw:end-glue-point="3" svg:d="M7664 14138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4.609cm" svg:y1="15.483cm" svg:x2="14.609cm" svg:y2="16.914cm" draw:start-shape="id4" draw:start-glue-point="2" draw:end-shape="id8" draw:end-glue-point="0" svg:d="M14609 15483v1431" svg:viewBox="0 0 1 1432">
          <text:p/>
        </draw:connector>
        <draw:connector draw:style-name="gr3" draw:text-style-name="P3" draw:layer="layout" draw:type="line" svg:x1="14.609cm" svg:y1="19.564cm" svg:x2="12.127cm" svg:y2="21.406cm" draw:start-shape="id8" draw:start-glue-point="2" draw:end-shape="id9" draw:end-glue-point="0" svg:d="M14609 19564l-2482 1842" svg:viewBox="0 0 2483 1843">
          <text:p/>
        </draw:connector>
        <draw:connector draw:style-name="gr3" draw:text-style-name="P3" draw:layer="layout" draw:type="line" svg:x1="12.127cm" svg:y1="24.055cm" svg:x2="12.164cm" svg:y2="25.11cm" draw:start-shape="id9" draw:start-glue-point="2" draw:end-shape="id10" draw:end-glue-point="0" svg:d="M12127 24055l37 1055" svg:viewBox="0 0 38 1056">
          <text:p/>
        </draw:connector>
        <draw:connector draw:style-name="gr5" draw:text-style-name="P3" draw:layer="layout" draw:type="line" svg:x1="6.573cm" svg:y1="22.775cm" svg:x2="10.036cm" svg:y2="22.73cm" draw:start-shape="id7" draw:start-glue-point="1" draw:end-shape="id9" draw:end-glue-point="3" svg:d="M6573 22775l3463-45" svg:viewBox="0 0 3464 46">
          <text:p/>
        </draw:connector>
        <draw:connector draw:style-name="gr5" draw:text-style-name="P3" draw:layer="layout" draw:type="line" svg:x1="14.218cm" svg:y1="22.73cm" svg:x2="15.413cm" svg:y2="22.739cm" draw:start-shape="id9" draw:start-glue-point="1" draw:end-shape="id11" draw:end-glue-point="3" svg:d="M14218 22730l1195 9" svg:viewBox="0 0 1196 10">
          <text:p/>
        </draw:connector>
        <draw:connector draw:style-name="gr5" draw:text-style-name="P3" draw:layer="layout" draw:type="line" svg:x1="6.582cm" svg:y1="18.224cm" svg:x2="12.518cm" svg:y2="18.239cm" draw:start-shape="id6" draw:start-glue-point="1" draw:end-shape="id8" draw:end-glue-point="3" svg:d="M6582 18224l5936 15" svg:viewBox="0 0 5937 16">
          <text:p/>
        </draw:connector>
        <draw:connector draw:style-name="gr3" draw:text-style-name="P3" draw:layer="layout" draw:type="line" svg:x1="14.609cm" svg:y1="19.564cm" svg:x2="17.504cm" svg:y2="21.414cm" draw:start-shape="id8" draw:start-glue-point="2" draw:end-shape="id11" draw:end-glue-point="0" svg:d="M14609 19564l2895 1850" svg:viewBox="0 0 2896 1851">
          <text:p/>
        </draw:connector>
        <draw:connector draw:style-name="gr3" draw:text-style-name="P3" draw:layer="layout" draw:line-skew="1.199cm" svg:x1="16.718cm" svg:y1="5.825cm" svg:x2="16.7cm" svg:y2="18.239cm" draw:start-shape="id2" draw:start-glue-point="1" draw:end-shape="id8" draw:end-glue-point="1" svg:d="M16718 5825h1700v12414h-1718" svg:viewBox="0 0 1719 12415">
          <text:p/>
        </draw:connector>
        <draw:g xml:id="id12" draw:id="id12">
          <draw:custom-shape draw:style-name="gr1" draw:text-style-name="P2" draw:layer="layout" svg:width="4.182cm" svg:height="0.883cm" svg:x="7.373cm" svg:y="1.588cm">
            <text:p text:style-name="P1"><text:span text:style-name="T1">TeamInvi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7.373cm" svg:y="2.47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7.373cm" svg:y="3.35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11.555cm" svg:y1="2.913cm" svg:x2="14.627cm" svg:y2="4.5cm" draw:start-shape="id12" draw:start-glue-point="1" draw:end-shape="id2" draw:end-glue-point="0" svg:d="M11555 2913l3072 1587" svg:viewBox="0 0 3073 1588">
          <text:p/>
        </draw:connector>
        <draw:connector draw:style-name="gr3" draw:text-style-name="P3" draw:layer="layout" draw:type="line" svg:x1="7.373cm" svg:y1="2.913cm" svg:x2="4.664cm" svg:y2="4.588cm" draw:start-shape="id12" draw:start-glue-point="3" draw:end-shape="id1" draw:end-glue-point="0" svg:d="M7373 2913l-2709 1675" svg:viewBox="0 0 2710 1676">
          <text:p/>
        </draw:connector>
      </draw:page>
      <draw:page draw:name="page2" draw:style-name="dp1" draw:master-page-name="Default">
        <draw:frame draw:style-name="gr6" draw:text-style-name="P6" draw:layer="layout" svg:width="3.8cm" svg:height="0.962cm" svg:x="3.3cm" svg:y="1.7cm">
          <draw:text-box>
            <text:p><text:span text:style-name="T5">Incidents</text:span></text:p>
          </draw:text-box>
        </draw:frame>
        <draw:g xml:id="id14" draw:id="id14">
          <draw:custom-shape draw:style-name="gr1" draw:text-style-name="P2" draw:layer="layout" svg:width="4.182cm" svg:height="0.883cm" svg:x="3.173cm" svg:y="7.987cm">
            <text:p text:style-name="P1"><text:span text:style-name="T1">Incident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3.173cm" svg:y="8.8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173cm" svg:y="9.7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1" draw:text-style-name="P2" draw:layer="layout" svg:width="4.182cm" svg:height="0.883cm" svg:x="3.573cm" svg:y="15.787cm">
            <text:p text:style-name="P1"><text:span text:style-name="T1">Respon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3.573cm" svg:y="16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573cm" svg:y="17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1" draw:text-style-name="P2" draw:layer="layout" svg:width="4.182cm" svg:height="0.883cm" svg:x="12.473cm" svg:y="11.687cm">
            <text:p text:style-name="P1"><text:span text:style-name="T1">Incid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473cm" svg:y="12.5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473cm" svg:y="13.4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1" draw:text-style-name="P2" draw:layer="layout" svg:width="4.182cm" svg:height="0.883cm" svg:x="4.173cm" svg:y="11.787cm">
            <text:p text:style-name="P1"><text:span text:style-name="T1">Impac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4.173cm" svg:y="12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4.173cm" svg:y="13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frame draw:style-name="gr7" draw:text-style-name="P7" xml:id="id13" draw:id="id13" draw:layer="layout" svg:width="3.8cm" svg:height="1.673cm" svg:x="3.3cm" svg:y="5cm">
          <draw:text-box>
            <text:p text:style-name="P4">(Network,</text:p>
            <text:p text:style-name="P4">Game)</text:p>
          </draw:text-box>
        </draw:frame>
        <draw:frame draw:style-name="gr6" draw:text-style-name="P7" xml:id="id16" draw:id="id16" draw:layer="layout" svg:width="3.8cm" svg:height="0.962cm" svg:x="12.7cm" svg:y="7cm">
          <draw:text-box>
            <text:p text:style-name="P4">Line</text:p>
          </draw:text-box>
        </draw:frame>
        <draw:connector draw:style-name="gr3" draw:text-style-name="P3" draw:layer="layout" draw:type="line" svg:x1="5.2cm" svg:y1="6.673cm" svg:x2="5.264cm" svg:y2="7.987cm" draw:start-shape="id13" draw:start-glue-point="2" draw:end-shape="id14" draw:end-glue-point="0" svg:d="M5200 6673l64 1314" svg:viewBox="0 0 65 1315">
          <text:p/>
        </draw:connector>
        <draw:connector draw:style-name="gr3" draw:text-style-name="P3" draw:layer="layout" draw:line-skew="-0.7cm" svg:x1="3.3cm" svg:y1="5.836cm" svg:x2="3.573cm" svg:y2="17.112cm" draw:start-shape="id13" draw:start-glue-point="3" draw:end-shape="id15" draw:end-glue-point="3" svg:d="M3300 5836h-1200v11276h1473" svg:viewBox="0 0 1474 11277">
          <text:p/>
        </draw:connector>
        <draw:connector draw:style-name="gr3" draw:text-style-name="P3" draw:layer="layout" draw:type="line" svg:x1="14.6cm" svg:y1="7.962cm" svg:x2="14.564cm" svg:y2="11.687cm" draw:start-shape="id16" draw:start-glue-point="2" draw:end-shape="id17" draw:end-glue-point="0" svg:d="M14600 7962l-36 3725" svg:viewBox="0 0 37 3726">
          <text:p/>
        </draw:connector>
        <draw:connector draw:style-name="gr3" draw:text-style-name="P3" draw:layer="layout" draw:type="line" svg:x1="5.664cm" svg:y1="15.787cm" svg:x2="6.264cm" svg:y2="14.437cm" draw:start-shape="id15" draw:start-glue-point="0" draw:end-shape="id18" svg:d="M5664 15787l600-1350" svg:viewBox="0 0 601 1351">
          <text:p/>
        </draw:connector>
        <draw:connector draw:style-name="gr3" draw:text-style-name="P3" draw:layer="layout" draw:type="line" svg:x1="5.264cm" svg:y1="10.637cm" svg:x2="6.264cm" svg:y2="11.787cm" draw:start-shape="id14" draw:start-glue-point="2" draw:end-shape="id18" draw:end-glue-point="0" svg:d="M5264 10637l1000 1150" svg:viewBox="0 0 1001 1151">
          <text:p/>
        </draw:connector>
        <draw:connector draw:style-name="gr3" draw:text-style-name="P3" draw:layer="layout" draw:type="line" svg:x1="7.355cm" svg:y1="9.312cm" svg:x2="12.473cm" svg:y2="13.012cm" draw:start-shape="id14" draw:start-glue-point="1" draw:end-shape="id17" draw:end-glue-point="3" svg:d="M7355 9312l5118 3700" svg:viewBox="0 0 5119 3701">
          <text:p/>
        </draw:connector>
        <draw:connector draw:style-name="gr3" draw:text-style-name="P3" draw:layer="layout" draw:type="line" svg:x1="7.755cm" svg:y1="17.112cm" svg:x2="12.473cm" svg:y2="13.012cm" draw:start-shape="id15" draw:start-glue-point="1" draw:end-shape="id17" draw:end-glue-point="3" svg:d="M7755 17112l4718-4100" svg:viewBox="0 0 4719 4101">
          <text:p/>
        </draw:connector>
        <draw:connector draw:style-name="gr3" draw:text-style-name="P3" draw:layer="layout" draw:type="line" svg:x1="8.355cm" svg:y1="13.112cm" svg:x2="12.473cm" svg:y2="13.012cm" draw:start-shape="id18" draw:start-glue-point="1" draw:end-shape="id17" draw:end-glue-point="3" svg:d="M8355 13112l4118-100" svg:viewBox="0 0 4119 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imon Lambourn</meta:initial-creator>
    <meta:creation-date>2020-04-26T04:38:22.668781080</meta:creation-date>
    <dc:date>2020-05-03T12:24:21.120449240</dc:date>
    <dc:creator>Simon Lambourn</dc:creator>
    <meta:editing-duration>PT1H51M25S</meta:editing-duration>
    <meta:editing-cycles>8</meta:editing-cycles>
    <meta:generator>LibreOffice/6.3.5.2$Linux_X86_64 LibreOffice_project/30$Build-2</meta:generator>
    <meta:document-statistic meta:object-count="92"/>
  </office:meta>
</office:document-meta>
</file>